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8pt" officeooo:rsid="0002e0c5" officeooo:paragraph-rsid="0002e0c5" style:font-size-asian="18pt" style:font-size-complex="18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20pt" officeooo:rsid="0002e0c5" officeooo:paragraph-rsid="0002e0c5" style:font-size-asian="20pt" style:font-size-complex="20pt"/>
    </style:style>
    <style:style style:name="P3" style:family="paragraph" style:parent-style-name="Preformatted_20_Text" style:list-style-name="L1">
      <style:text-properties fo:font-size="12pt" officeooo:rsid="0002e0c5" officeooo:paragraph-rsid="0002e0c5" style:font-size-asian="12pt" style:font-size-complex="12pt"/>
    </style:style>
    <style:style style:name="P4" style:family="paragraph" style:parent-style-name="Preformatted_20_Text" style:list-style-name="L1">
      <style:paragraph-properties fo:margin-top="0.0398in" fo:margin-bottom="0.0398in" loext:contextual-spacing="false"/>
      <style:text-properties officeooo:rsid="0002e0c5" officeooo:paragraph-rsid="0002e0c5"/>
    </style:style>
    <style:style style:name="P5" style:family="paragraph" style:parent-style-name="Preformatted_20_Text" style:list-style-name="L1">
      <style:paragraph-properties fo:margin-top="0.0398in" fo:margin-bottom="0.0398in" loext:contextual-spacing="false"/>
      <style:text-properties officeooo:rsid="00048a38" officeooo:paragraph-rsid="00048a38"/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fo:color="#c9211e"/>
    </style:style>
    <style:style style:name="T3" style:family="text">
      <style:text-properties fo:color="#c9211e" officeooo:rsid="00048a38"/>
    </style:style>
    <style:style style:name="T4" style:family="text">
      <style:text-properties fo:color="#333333"/>
    </style:style>
    <style:style style:name="T5" style:family="text">
      <style:text-properties fo:color="#333333" officeooo:rsid="00048a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2">React</text:p>
      <text:p text:style-name="P1"/>
      <text:list xml:id="list1502131870" text:style-name="L1">
        <text:list-item>
          <text:p text:style-name="P3">Hooks:</text:p>
          <text:p text:style-name="P3"><text:span text:style-name="T1"/></text:p>
          <text:list>
            <text:list-item>
              <text:p text:style-name="P4"><text:span text:style-name="T2">useState</text:span> -<text:span text:style-name="T4"> </text:span><text:span text:style-name="T2">make</text:span><text:span text:style-name="T4"> variable </text:span><text:span text:style-name="T2">reactive</text:span><text:span text:style-name="T5">. Accepts as argument the </text:span><text:span text:style-name="T3">default</text:span><text:span text:style-name="T5"> </text:span><text:span text:style-name="T3">value</text:span><text:span text:style-name="T5"> for that variable. Returns </text:span><text:span text:style-name="T3">array</text:span><text:span text:style-name="T5"> with </text:span><text:span text:style-name="T3">first </text:span><text:span text:style-name="T5">element the variable and </text:span><text:span text:style-name="T3">second</text:span><text:span text:style-name="T5"> element the </text:span><text:span text:style-name="T3">accompanning mutation function.</text:span></text:p>
            </text:list-item>
            <text:list-item>
              <text:p text:style-name="P5"><text:span text:style-name="T3">u</text:span><text:span text:style-name="T2">seEffect -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6T14:09:23.342559959</dc:date>
    <meta:editing-duration>PT8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6" meta:character-count="219" meta:non-whitespace-character-count="190"/>
  </office:meta>
</office:document-meta>
</file>